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91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T1" style:family="text">
      <style:text-properties style:font-name="FreeMono"/>
    </style:style>
    <style:style style:name="T2" style:family="text">
      <style:text-properties style:font-name="FreeMono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The effect of packet loss on TCP performanc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eaGL 2018</text:p>
            <text:p>Jeff Silverman</text:p>
            <text:p>http://commercialventvac.com/PacketLoss.html</text:p>
            <text:p>jeffsilverm@gmail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CP is the underlying protocol for most internet traffic: SCP, HTTP, HTTPS, SMTP</text:p>
              </text:list-item>
              <text:list-item>
                <text:p>TCP guarantees reliable data transfer</text:p>
              </text:list-item>
              <text:list-item>
                <text:p>TCP protocol has high overhead</text:p>
              </text:list-item>
              <text:list-item>
                <text:p>How high is that overhea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est methodolog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lect some TCP protocols: ftp, http, https</text:p>
              </text:list-item>
              <text:list-item>
                <text:p>TFTP over UDP for comparison</text:p>
              </text:list-item>
              <text:list-item>
                <text:p>Vary packet loss rate</text:p>
              </text:list-item>
              <text:list-item>
                <text:p>Vary file size</text:p>
              </text:list-item>
              <text:list-item>
                <text:p>Compare all internal network with external network</text:p>
              </text:list-item>
              <text:list-item>
                <text:p>Process data with python pandas and jupy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est Automation</text:p>
          </draw:text-box>
        </draw:frame>
        <draw:frame presentation:style-name="pr5" draw:layer="layout" svg:width="25.199cm" svg:height="9.134cm" svg:x="1.217cm" svg:y="3.556cm" presentation:class="outline" presentation:user-transformed="true">
          <draw:text-box>
            <text:list text:style-name="L2">
              <text:list-item>
                <text:p>Use <text:span text:style-name="T1">fallocate</text:span> to create test files</text:p>
              </text:list-item>
              <text:list-item>
                <text:p>Bash script to select test cases</text:p>
              </text:list-item>
              <text:list-item>
                <text:p><text:span text:style-name="T2">iptables -m statistic –mode –probability $P -j DROP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2:51:47.166262289</meta:creation-date>
    <dc:date>2018-09-08T23:21:47.871004351</dc:date>
    <meta:editing-duration>PT3H59M20S</meta:editing-duration>
    <meta:editing-cycles>2</meta:editing-cycles>
    <meta:generator>LibreOffice/6.0.3.2$Linux_X86_64 LibreOffice_project/00m0$Build-2</meta:generator>
    <meta:document-statistic meta:object-count="37"/>
  </office:meta>
</office:document-meta>
</file>